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0bd" officeooo:paragraph-rsid="000660bd"/>
    </style:style>
    <style:style style:name="P2" style:family="paragraph" style:parent-style-name="Standard">
      <style:paragraph-properties fo:text-align="center" style:justify-single-word="false"/>
      <style:text-properties officeooo:rsid="000660bd" officeooo:paragraph-rsid="000660b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60bd" officeooo:paragraph-rsid="000660bd" style:font-size-asian="14pt" style:font-weight-asian="bold" style:font-size-complex="14pt" style:font-weight-complex="bold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0e6ba4" officeooo:paragraph-rsid="000e6ba4"/>
    </style:style>
    <style:style style:name="P6" style:family="paragraph" style:parent-style-name="Standard">
      <style:text-properties officeooo:rsid="000660bd" officeooo:paragraph-rsid="000660bd"/>
    </style:style>
    <style:style style:name="P7" style:family="paragraph" style:parent-style-name="Standard">
      <style:text-properties officeooo:rsid="00180929" officeooo:paragraph-rsid="00180929"/>
    </style:style>
    <style:style style:name="P8" style:family="paragraph" style:parent-style-name="Text_20_body">
      <style:text-properties officeooo:rsid="00180929" officeooo:paragraph-rsid="00180929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180929" officeooo:paragraph-rsid="00180929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180929" officeooo:paragraph-rsid="00180929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1b5ed5" officeooo:paragraph-rsid="001b5ed5"/>
    </style:style>
    <style:style style:name="P12" style:family="paragraph" style:parent-style-name="Text_20_body" style:master-page-name="">
      <loext:graphic-properties draw:fill-gradient-name="Gradient_20_6" draw:fill-hatch-name="hatch"/>
      <style:paragraph-properties fo:margin-left="0in" fo:margin-right="0in" fo:text-indent="0in" style:auto-text-indent="false" style:page-number="auto" fo:keep-with-next="always"/>
      <style:text-properties officeooo:rsid="001b5ed5" officeooo:paragraph-rsid="001b5ed5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1b5ed5" officeooo:paragraph-rsid="001b5ed5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1d39d4" officeooo:paragraph-rsid="001d39d4"/>
    </style:style>
    <style:style style:name="P15" style:family="paragraph" style:parent-style-name="Text_20_body" style:master-page-name="">
      <loext:graphic-properties draw:fill-gradient-name="Gradient_20_2"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1d39d4"/>
    </style:style>
    <style:style style:name="P16" style:family="paragraph" style:parent-style-name="Text_20_body" style:master-page-name="">
      <loext:graphic-properties draw:fill-gradient-name="Gradient_20_3"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1d39d4"/>
    </style:style>
    <style:style style:name="P17" style:family="paragraph" style:parent-style-name="Text_20_body" style:master-page-name="">
      <loext:graphic-properties draw:fill-gradient-name="Gradient_20_4"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1d39d4"/>
    </style:style>
    <style:style style:name="P18" style:family="paragraph" style:parent-style-name="Text_20_body" style:master-page-name="">
      <loext:graphic-properties draw:fill-gradient-name="Gradient_20_5"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1d39d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1d39d4" officeooo:paragraph-rsid="001d39d4"/>
    </style:style>
    <style:style style:name="P20" style:family="paragraph" style:parent-style-name="Text_20_body">
      <loext:graphic-properties draw:fill-gradient-name="Gradient_20_1" draw:fill-hatch-name="hatch"/>
      <style:paragraph-properties fo:margin-left="0.4925in" fo:margin-right="0in" fo:text-indent="0in" style:auto-text-indent="false"/>
      <style:text-properties officeooo:rsid="001d39d4" officeooo:paragraph-rsid="001d39d4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1d852f" officeooo:paragraph-rsid="001d852f"/>
    </style:style>
    <style:style style:name="P22" style:family="paragraph" style:parent-style-name="Text_20_body">
      <loext:graphic-properties draw:fill-gradient-name="Gradient_20_1" draw:fill-hatch-name="hatch"/>
      <style:paragraph-properties fo:margin-left="0.4925in" fo:margin-right="0in" fo:text-indent="0in" style:auto-text-indent="false"/>
      <style:text-properties officeooo:rsid="001d852f" officeooo:paragraph-rsid="001d852f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01d852f" officeooo:paragraph-rsid="001d852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0929"/>
    </style:style>
    <style:style style:name="T6" style:family="text">
      <style:text-properties officeooo:rsid="001938b8"/>
    </style:style>
    <style:style style:name="T7" style:family="text">
      <style:text-properties officeooo:rsid="001ac451"/>
    </style:style>
    <style:style style:name="T8" style:family="text">
      <style:text-properties officeooo:rsid="001d852f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DOS <text:span text:style-name="T5">FTP</text:span> Reference Manual</text:p>
      <text:p text:style-name="P2"><text:date style:data-style-name="N41" text:date-value="2023-04-05T04:20:53.645100980">April 5, 2023</text:date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2574_1034753722" text:style-name="Index_20_Link" text:visited-style-name="Index_20_Link">Introduction<text:tab/>1</text:a></text:p>
          <text:p text:style-name="P4"><text:a xlink:type="simple" xlink:href="#__RefHeading___Toc22576_1034753722" text:style-name="Index_20_Link" text:visited-style-name="Index_20_Link">Commands<text:tab/>1</text:a></text:p>
          <text:p text:style-name="P4"><text:a xlink:type="simple" xlink:href="#__RefHeading___Toc1313_3518333918" text:style-name="Index_20_Link" text:visited-style-name="Index_20_Link">More<text:tab/>2</text:a></text:p>
        </text:index-body>
      </text:table-of-content>
      <text:p text:style-name="P1"/>
      <text:h text:style-name="Heading_20_2" text:outline-level="2"><text:bookmark-start text:name="__RefHeading___Toc22574_1034753722"/>Introduction<text:bookmark-end text:name="__RefHeading___Toc22574_1034753722"/></text:h>
      <text:p text:style-name="P1">This document describes details of an implementation of Networking on HDOS <text:span text:style-name="T5">using a simplified version of “ftp” designed for HDOS </text:span><text:span text:style-name="T7">and use</text:span><text:span text:style-name="T5"> </text:span><text:span text:style-name="T7">with</text:span><text:span text:style-name="T5"> CP/NET servers. As such, the program operates as a network-oriented command shell.</text:span></text:p>
      <text:p text:style-name="P1"/>
      <text:p text:style-name="P7">If “ftp” is invoked with a hex number argument, it will begin by performing an “open” command for that argument (the remote server network ID). In either case, “ftp” then prompts the user for commands.</text:p>
      <text:p text:style-name="P7"/>
      <text:p text:style-name="P7">Commands must be entered in lower-case. Arguments are generally not case-sensitive. <text:span text:style-name="T6">The command “help” will display a list of available commands.</text:span></text:p>
      <text:h text:style-name="P5" text:outline-level="2"><text:bookmark-start text:name="__RefHeading___Toc22576_1034753722"/>Commands<text:bookmark-end text:name="__RefHeading___Toc22576_1034753722"/></text:h>
      <text:p text:style-name="P8"><text:span text:style-name="T4">open</text:span> <text:span text:style-name="T3">sid</text:span></text:p>
      <text:p text:style-name="P9">Opens a connection (socket) to the specified server ID, designated as a hexadecimal number between 0 and FE. The server ID must have been set-up in the network configuration (e.g. see <text:span text:style-name="T4">wizcfg</text:span> for WIZnet networks). <text:span text:style-name="T6">There must not be a connection open.</text:span></text:p>
      <text:p text:style-name="P10"><text:span text:style-name="T4">close</text:span> </text:p>
      <text:p text:style-name="P9">Close the current connection. This must be done in order to open a new connection (e.g. to a different server).</text:p>
      <text:p text:style-name="P23"><text:span text:style-name="T4">quit</text:span> </text:p>
      <text:p text:style-name="P21">Quit ftp, closing any connection.</text:p>
      <text:p text:style-name="P11"><text:span text:style-name="T4">cd</text:span> <text:span text:style-name="T3">drive</text:span></text:p>
      <text:p text:style-name="P13">Change the remote drive. Since remote servers are CP/NET, <text:span text:style-name="T3">drive</text:span> is designated using CP/M nomenclature A: through P:. Default is A:. Resets to default on opening a connection.</text:p>
      <text:p text:style-name="P11"><text:span text:style-name="T4">lcd</text:span> <text:span text:style-name="T3">device</text:span></text:p>
      <text:p text:style-name="P13">Change the local HDOS device. Default is SY0:. Resets to default on opening a connection.</text:p>
      <text:p text:style-name="P12"><text:span text:style-name="T4">status</text:span> </text:p>
      <text:p text:style-name="P13">Display connection status, including current remote drive and local HDOS device.</text:p>
      <text:p text:style-name="P15"><text:soft-page-break/><text:span text:style-name="T4">dir</text:span><text:span text:style-name="T1"> [</text:span><text:span text:style-name="T2">pattern</text:span><text:span text:style-name="T1">]</text:span></text:p>
      <text:p text:style-name="P20"><text:span text:style-name="T1">List remote files, filtered by </text:span><text:span text:style-name="T2">pattern</text:span><text:span text:style-name="T1">.</text:span></text:p>
      <text:p text:style-name="P16"><text:span text:style-name="T4">size</text:span><text:span text:style-name="T1"> </text:span><text:span text:style-name="T2">file</text:span></text:p>
      <text:p text:style-name="P22"><text:span text:style-name="T1">Show size of (remote) </text:span><text:span text:style-name="T2">file</text:span><text:span text:style-name="T1">, in 1K resolution.</text:span></text:p>
      <text:p text:style-name="P17"><text:span text:style-name="T4">get</text:span> <text:span text:style-name="T3">remote-file</text:span> [<text:span text:style-name="T3">local-file</text:span>]</text:p>
      <text:p text:style-name="P19">Download <text:span text:style-name="T3">remote-file</text:span>, optionally renaming to <text:span text:style-name="T3">local-file</text:span>. If <text:span text:style-name="T3">remote-file</text:span> contains wildcards then <text:span text:style-name="T3">local-file</text:span> is not allowed.</text:p>
      <text:p text:style-name="P18"><text:span text:style-name="T4">put</text:span> <text:span text:style-name="T3">local-file</text:span> [<text:span text:style-name="T3">remote-file</text:span>]</text:p>
      <text:p text:style-name="P19">Upload <text:span text:style-name="T3">local-file</text:span>, optionally renaming to <text:span text:style-name="T3">remote-file</text:span>. If <text:span text:style-name="T3">local-file</text:span> contains wildcards then <text:span text:style-name="T3">remote-file</text:span> is not allowed. <text:span text:style-name="T8">TBD: should file overwrite be allowed?</text:span></text:p>
      <text:p text:style-name="P23"><text:span text:style-name="T4">delete</text:span> <text:span text:style-name="T3">file</text:span></text:p>
      <text:p text:style-name="P21">TBD: should this be allowed?</text:p>
      <text:p text:style-name="P23"><text:span text:style-name="T4">rename</text:span> <text:span text:style-name="T3">old-name</text:span> <text:span text:style-name="T3">new-name</text:span></text:p>
      <text:p text:style-name="P21">TBD: should this be allowed?</text:p>
      <text:p text:style-name="P14"/>
      <text:p text:style-name="P14"/>
      <text:h text:style-name="Heading_20_2" text:outline-level="2"><text:bookmark-start text:name="__RefHeading___Toc1313_3518333918"/>More<text:bookmark-end text:name="__RefHeading___Toc1313_351833391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1:00:09.025716374</meta:creation-date>
    <dc:date>2023-04-05T04:20:53.487655189</dc:date>
    <meta:editing-duration>PT5H33M3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315" meta:character-count="1993" meta:non-whitespace-character-count="1711"/>
  </office:meta>
</office:document-meta>
</file>